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span text:style-name="T2">jdgourd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Y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riina Zachariia</meta:initial-creator>
    <dc:creator>Kateriina Zachariia</dc:creator>
    <meta:creation-date>2020-03-20T19:21:00Z</meta:creation-date>
    <dc:date>2020-03-20T19:22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